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2a5eb" officeooo:paragraph-rsid="0002a5eb" style:font-weight-asian="bold" style:font-weight-complex="bold"/>
    </style:style>
    <style:style style:name="P2" style:family="paragraph" style:parent-style-name="Standard">
      <style:text-properties officeooo:rsid="0002a5eb" officeooo:paragraph-rsid="0002a5eb"/>
    </style:style>
    <style:style style:name="P3" style:family="paragraph" style:parent-style-name="Standard">
      <style:text-properties officeooo:rsid="000545df" officeooo:paragraph-rsid="000545df"/>
    </style:style>
    <style:style style:name="P4" style:family="paragraph" style:parent-style-name="Standard">
      <style:text-properties officeooo:rsid="0002a5eb" officeooo:paragraph-rsid="000545df"/>
    </style:style>
    <style:style style:name="P5" style:family="paragraph" style:parent-style-name="Standard">
      <style:text-properties officeooo:rsid="0010810a" officeooo:paragraph-rsid="0010810a"/>
    </style:style>
    <style:style style:name="P6" style:family="paragraph" style:parent-style-name="Standard">
      <style:text-properties officeooo:rsid="0002a5eb" officeooo:paragraph-rsid="000305e6"/>
    </style:style>
    <style:style style:name="P7" style:family="paragraph" style:parent-style-name="Standard">
      <style:text-properties officeooo:rsid="001424c5" officeooo:paragraph-rsid="001424c5"/>
    </style:style>
    <style:style style:name="P8" style:family="paragraph" style:parent-style-name="Heading_20_3">
      <style:text-properties officeooo:rsid="001424c5" officeooo:paragraph-rsid="001424c5"/>
    </style:style>
    <style:style style:name="P9" style:family="paragraph" style:parent-style-name="Text_20_body">
      <style:text-properties officeooo:rsid="001424c5"/>
    </style:style>
    <style:style style:name="P10" style:family="paragraph" style:parent-style-name="Standard" style:list-style-name="L1">
      <style:text-properties officeooo:rsid="000bb7db" officeooo:paragraph-rsid="000bb7db"/>
    </style:style>
    <style:style style:name="P11" style:family="paragraph" style:parent-style-name="Standard" style:list-style-name="L2">
      <style:text-properties officeooo:paragraph-rsid="000bb7db"/>
    </style:style>
    <style:style style:name="P12" style:family="paragraph" style:parent-style-name="Standard" style:list-style-name="L2">
      <style:text-properties fo:font-weight="bold" officeooo:rsid="000bb7db" officeooo:paragraph-rsid="000bb7db" style:font-weight-asian="bold" style:font-weight-complex="bold"/>
    </style:style>
    <style:style style:name="P13" style:family="paragraph" style:parent-style-name="Standard" style:list-style-name="L2">
      <style:text-properties fo:font-weight="normal" officeooo:rsid="000305e6" officeooo:paragraph-rsid="000bb7db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bb7db" officeooo:paragraph-rsid="000bb7d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9faf6" officeooo:paragraph-rsid="0019faf6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0a1b0b" officeooo:paragraph-rsid="000bb7db" style:font-weight-asian="normal" style:font-weight-complex="normal"/>
    </style:style>
    <style:style style:name="P17" style:family="paragraph" style:parent-style-name="Heading_20_3">
      <style:text-properties fo:font-weight="bold" officeooo:rsid="000bb7db" officeooo:paragraph-rsid="000bb7db" style:font-weight-asian="bold" style:font-weight-complex="bold"/>
    </style:style>
    <style:style style:name="P18" style:family="paragraph" style:parent-style-name="Text_20_body">
      <style:text-properties fo:font-weight="bold" officeooo:rsid="000bb7db" officeooo:paragraph-rsid="000bb7db" style:font-weight-asian="bold" style:font-weight-complex="bold"/>
    </style:style>
    <style:style style:name="P19" style:family="paragraph" style:parent-style-name="Heading_20_3">
      <style:paragraph-properties fo:keep-with-next="always"/>
      <style:text-properties style:font-name="Liberation Sans" officeooo:rsid="000bb7db" officeooo:paragraph-rsid="000bb7db" style:font-name-asian="Microsoft YaHei" style:font-name-complex="Arial1"/>
    </style:style>
    <style:style style:name="P20" style:family="paragraph" style:parent-style-name="Text_20_body">
      <style:text-properties officeooo:rsid="000bb7db"/>
    </style:style>
    <style:style style:name="P21" style:family="paragraph" style:parent-style-name="Text_20_body">
      <style:text-properties officeooo:rsid="0019faf6" officeooo:paragraph-rsid="0019faf6"/>
    </style:style>
    <style:style style:name="P22" style:family="paragraph" style:parent-style-name="Text_20_body" style:list-style-name="L3">
      <style:text-properties fo:font-weight="bold" officeooo:rsid="001b26e2" officeooo:paragraph-rsid="001b26e2" style:font-weight-asian="bold" style:font-weight-complex="bold"/>
    </style:style>
    <style:style style:name="P23" style:family="paragraph" style:parent-style-name="Text_20_body" style:list-style-name="L4">
      <style:text-properties fo:font-weight="normal" officeooo:rsid="0019faf6" officeooo:paragraph-rsid="0019faf6" style:font-weight-asian="normal" style:font-weight-complex="normal"/>
    </style:style>
    <style:style style:name="P24" style:family="paragraph" style:parent-style-name="Text_20_body" style:list-style-name="L4">
      <style:text-properties officeooo:rsid="0019faf6" officeooo:paragraph-rsid="0019faf6"/>
    </style:style>
    <style:style style:name="P25" style:family="paragraph" style:parent-style-name="Text_20_body" style:list-style-name="L4">
      <style:text-properties fo:font-weight="bold" officeooo:rsid="001b26e2" officeooo:paragraph-rsid="001b26e2" style:font-weight-asian="bold" style:font-weight-complex="bold"/>
    </style:style>
    <style:style style:name="P26" style:family="paragraph" style:parent-style-name="Text_20_body" style:list-style-name="L4">
      <style:text-properties officeooo:rsid="001b26e2" officeooo:paragraph-rsid="001b26e2"/>
    </style:style>
    <style:style style:name="P27" style:family="paragraph" style:parent-style-name="Text_20_body">
      <style:text-properties style:font-name="Liberation Sans" officeooo:rsid="000bb7db" officeooo:paragraph-rsid="0019faf6" style:font-name-asian="Microsoft YaHei" style:font-name-complex="Arial1"/>
    </style:style>
    <style:style style:name="P28" style:family="paragraph" style:parent-style-name="Text_20_body" style:list-style-name="L5">
      <style:text-properties officeooo:rsid="000bb7db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rsid="000bb7db"/>
    </style:style>
    <style:style style:name="P30" style:family="paragraph" style:parent-style-name="Text_20_body">
      <style:text-properties officeooo:rsid="001b26e2" officeooo:paragraph-rsid="001b26e2"/>
    </style:style>
    <style:style style:name="P31" style:family="paragraph" style:parent-style-name="Text_20_body">
      <style:text-properties officeooo:rsid="0002a5eb"/>
    </style:style>
    <style:style style:name="T1" style:family="text">
      <style:text-properties officeooo:rsid="000305e6"/>
    </style:style>
    <style:style style:name="T2" style:family="text">
      <style:text-properties officeooo:rsid="0002a5eb"/>
    </style:style>
    <style:style style:name="T3" style:family="text">
      <style:text-properties officeooo:rsid="0005d008"/>
    </style:style>
    <style:style style:name="T4" style:family="text">
      <style:text-properties officeooo:rsid="0018d3de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ítulo del proyecto</text:p>
      <text:p text:style-name="P2"/>
      <text:p text:style-name="P2"><text:span text:style-name="T1">Kárate</text:span> en vivo</text:p>
      <text:p text:style-name="P2"/>
      <text:p text:style-name="P1">2.Finalidad del proyecto</text:p>
      <text:p text:style-name="P2"/>
      <text:p text:style-name="P3">El objetivo de este proyecto es facilitar el <text:span text:style-name="T2"><text:s/>seguimiento de campeonatos de kárate </text:span><text:span text:style-name="T3">a nivel nacional</text:span><text:span text:style-name="T2">, debido a que las personas que quieren seguir el campeonato de manera remota </text:span>les es muy complicado hacerlo debido a que no pueden ser resultados en vivo, ni retrasos, ni cambios de horarios.</text:p>
      <text:p text:style-name="P4"/>
      <text:p text:style-name="P2"/>
      <text:p text:style-name="P1">3.Descripción básica del proyecto</text:p>
      <text:p text:style-name="P2"/>
      <text:p text:style-name="P5">El proyecto consistirá en una plataforma web con las siguientes funcionalidades: </text:p>
      <text:p text:style-name="P6"/>
      <text:h text:style-name="Heading_20_3" text:outline-level="3">Interfaz principal</text:h>
      <text:p text:style-name="P7">Encontraras un listado de campeonatos en el que puedes ver campeonatos pasados y futuros.</text:p>
      <text:p text:style-name="P7"/>
      <text:h text:style-name="P8" text:outline-level="3">Página de campeonato <text:span text:style-name="T4">(Para usuarios sin identificar)</text:span></text:h>
      <text:p text:style-name="P9">Al seleccionar un campeonato específico, los usuarios accederán a las siguientes secciones:</text:p>
      <text:list text:style-name="L1">
        <text:list-header>
          <text:p text:style-name="P10"/>
        </text:list-header>
      </text:list>
      <text:list text:style-name="L2">
        <text:list-item>
          <text:list>
            <text:list-item>
              <text:p text:style-name="P11"><text:span text:style-name="Strong_20_Emphasis">Tatamis y horarios:</text:span> Esta sección mostrará información sobre los horarios preestablecidos publicados días antes del evento, horarios actualizados en tiempo real conforme se desarrollan los combates, y la asignación de tatamis para cada categoría con actualizaciones inmediatas ante cualquier cambio. También se incluirá información sobre los árbitros asignados a cada encuentro. </text:p>
              <text:p text:style-name="P12"/>
            </text:list-item>
            <text:list-item>
              <text:p text:style-name="P13"><text:span text:style-name="Strong_20_Emphasis">Sorteos:</text:span> Los cuadros de competición estarán disponibles tres días antes del campeonato. Durante el evento, se actualizarán en tiempo real con los resultados de cada encuentro. </text:p>
              <text:p text:style-name="P14"/>
            </text:list-item>
            <text:list-item>
              <text:p text:style-name="P13"><text:span text:style-name="Strong_20_Emphasis">Participantes:</text:span> Una semana antes del campeonato se publicará el listado completo de competidores inscritos en cada categoría. </text:p>
              <text:p text:style-name="P14"/>
            </text:list-item>
            <text:list-item>
              <text:p text:style-name="P13"><text:span text:style-name="Strong_20_Emphasis">Resultados:</text:span> Conforme finalice cada categoría, se mostrarán los cinco primeros clasificados con información detallada de los puestos obtenidos. </text:p>
              <text:p text:style-name="P15"/>
            </text:list-item>
            <text:list-item>
              <text:p text:style-name="P15"><text:span text:style-name="T5">Inscribirse</text:span>: Aquí el usuario deberá proporcionar la información necesaria para apuntarse a la categoría deseada.</text:p>
              <text:p text:style-name="P16"/>
            </text:list-item>
          </text:list>
        </text:list-item>
      </text:list>
      <text:h text:style-name="P17" text:outline-level="3"><text:s/></text:h>
      <text:p text:style-name="P18"/>
      <text:p text:style-name="P18"/>
      <text:h text:style-name="P19" text:outline-level="3"><text:soft-page-break/>Panel administrador</text:h>
      <text:p text:style-name="P20">Esto será una sección en la que se podrá entrar mediante usuario y contraseña. </text:p>
      <text:p text:style-name="P21">El administrador contará con las siguientes tareas: </text:p>
      <text:list text:style-name="L3">
        <text:list-item>
          <text:p text:style-name="P22">Previo al campeonato</text:p>
        </text:list-item>
      </text:list>
      <text:list text:style-name="L4">
        <text:list-item>
          <text:list>
            <text:list-item>
              <text:p text:style-name="P23">Creación/Modificación de campeonatos:</text:p>
              <text:list>
                <text:list-item>
                  <text:p text:style-name="P24">Indica categorías que participan</text:p>
                </text:list-item>
                <text:list-item>
                  <text:p text:style-name="P24">Fechas</text:p>
                </text:list-item>
                <text:list-item>
                  <text:p text:style-name="P24">Se añadirá información de interés entorno al campeonatos</text:p>
                </text:list-item>
                <text:list-item>
                  <text:p text:style-name="P24">Cantidad de tatamis</text:p>
                </text:list-item>
                <text:list-item>
                  <text:p text:style-name="P24">Establecimiento de horarios</text:p>
                </text:list-item>
              </text:list>
            </text:list-item>
          </text:list>
        </text:list-item>
      </text:list>
      <text:p text:style-name="P21"/>
      <text:list text:continue-numbering="true" text:style-name="L4">
        <text:list-item>
          <text:p text:style-name="P25">En tiempo real en el campeonato:</text:p>
          <text:list>
            <text:list-item>
              <text:p text:style-name="P26">Indicar árbitros del tatami</text:p>
            </text:list-item>
            <text:list-item>
              <text:p text:style-name="P26">Indicar categoría que se esta disputando</text:p>
            </text:list-item>
          </text:list>
          <text:p text:style-name="P26"/>
        </text:list-item>
      </text:list>
      <text:p text:style-name="P27"/>
      <text:h text:style-name="P17" text:outline-level="3">Panel de árbitros</text:h>
      <text:p text:style-name="P20">Habrá una sección especial para árbitros que funcionará mediante registro con usuario y contraseña. Una vez autenticados, accederán a una interfaz de gestión con las siguientes características:</text:p>
      <text:list text:style-name="L5">
        <text:list-item>
          <text:p text:style-name="P28"><text:span text:style-name="Strong_20_Emphasis">Distribución de la interfaz:</text:span> La pantalla estará dividida verticalmente en dos secciones, una de color rojo y otra azul, representando a cada competidor. Cada sección mostrará:</text:p>
          <text:list>
            <text:list-item>
              <text:p text:style-name="P29">La puntuación en grande </text:p>
            </text:list-item>
            <text:list-item>
              <text:p text:style-name="P29">Botones para modificar la puntuación (sumar y restar puntos) </text:p>
            </text:list-item>
            <text:list-item>
              <text:p text:style-name="P29">En el centro de la pantalla, un cronómetro con el tiempo restante y controles de reproducción (iniciar, pausar, reiniciar) </text:p>
            </text:list-item>
            <text:list-item>
              <text:p text:style-name="P28">Un botón lateral para confirmar y subir el resultado final, permitiendo posteriormente seleccionar otro combate </text:p>
            </text:list-item>
          </text:list>
        </text:list-item>
        <text:list-item>
          <text:p text:style-name="P28"><text:span text:style-name="Strong_20_Emphasis">Gestión del tiempo:</text:span> El sistema permitirá modificar manualmente el tiempo mediante el teclado cuando sea necesario.</text:p>
        </text:list-item>
        <text:list-item>
          <text:p text:style-name="P28"><text:span text:style-name="Strong_20_Emphasis">Gestión de puntuación:</text:span> Bajo cada marcador habrá botones correspondientes a los tres tipos de puntuación del kárate. Al pulsarlos, se añadirán automáticamente al marcador. También existirá una opción para restar puntos en caso de error o corrección.</text:p>
        </text:list-item>
      </text:list>
      <text:p text:style-name="P30">Esta información se verá en tiempo real al empezar el combate (a la vez que se le de al tiempo)</text:p>
      <text:p text:style-name="P20"><text:soft-page-break/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2a5eb" officeooo:paragraph-rsid="0002a5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Proyecto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08:33:56.408485900</meta:creation-date>
    <dc:date>2025-11-24T14:21:57.275223200</dc:date>
    <meta:editing-duration>PT2H15M38S</meta:editing-duration>
    <meta:editing-cycles>19</meta:editing-cycles>
    <meta:generator>LibreOffice/25.8.2.2$Windows_X86_64 LibreOffice_project/d401f2107ccab8f924a8e2df40f573aab7605b6f</meta:generator>
    <meta:document-statistic meta:table-count="0" meta:image-count="0" meta:object-count="0" meta:page-count="3" meta:paragraph-count="47" meta:word-count="509" meta:character-count="3315" meta:non-whitespace-character-count="2860"/>
  </office:meta>
</office:document-meta>
</file>